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fo:background-color="#ff0000"/>
    </style:style>
    <style:style style:name="T1" style:family="text">
      <style:text-properties fo:background-color="#0000ff" loext:char-shading-value="0"/>
    </style:style>
    <style:style style:name="T2" style:family="text">
      <style:text-properties fo:color="#ffffff" fo:background-color="#0000ff" loext:char-shading-value="0"/>
    </style:style>
    <style:style style:name="T3" style:family="text">
      <style:text-properties fo:color="#ffffff" fo:background-color="#00a933" loext:char-shading-value="0"/>
    </style:style>
    <style:style style:name="T4" style:family="text">
      <style:text-properties fo:color="#ffffff"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DmelClean_AdipokineticHormone | Dmel3465</text:p>
      <text:p text:style-name="Preformatted_20_Text"><text:span text:style-name="T2">MNPKSEVLIAAVLFMLLACVQC</text:span>QLTFSPDWG<text:span text:style-name="T4">KR</text:span>SVGGAGPGTFFETQQGNCKTSNEMLLE</text:p>
      <text:p text:style-name="Preformatted_20_Text">IFRFVQSQAQLFLDCKHRE</text:p>
      <text:p text:style-name="Preformatted_20_Text"/>
      <text:p text:style-name="Preformatted_20_Text">&gt;DmelClean_AllatostatinA | Dmel7638</text:p>
      <text:p text:style-name="Preformatted_20_Text"><text:span text:style-name="T2">MNSLHAHLLLLAVCCVGYIAS</text:span>SPVIGQDQRSGDSDADVLLAADEMADNGGDNID<text:span text:style-name="T4">KR</text:span>VERY</text:p>
      <text:p text:style-name="Preformatted_20_Text">AFGLG<text:span text:style-name="T4">RR</text:span>AYMYTNGGPGM<text:span text:style-name="T4">KR</text:span>LPVYNFGLG<text:span text:style-name="T4">KR</text:span>SRPYSFGLG<text:span text:style-name="T4">KR</text:span>SDYDYDQDNEIDYRVPPA</text:p>
      <text:p text:style-name="Preformatted_20_Text">NYLAAERAVRPGRQN<text:span text:style-name="T4">KR</text:span>TTRPQPFNFGLG<text:span text:style-name="T4">RR</text:span></text:p>
      <text:p text:style-name="Preformatted_20_Text"/>
      <text:p text:style-name="Preformatted_20_Text">&gt;DmelClean_AllatostatinB | Dmel11489</text:p>
      <text:p text:style-name="Preformatted_20_Text"><text:span text:style-name="T2">MAHTKT</text:span><text:span text:style-name="T4">RR</text:span><text:span text:style-name="T2">TYGFLMVLLILGSACG</text:span>NLVASGSAGSPPSNEPGGGGLSEQVVLDQLSESDLY</text:p>
      <text:p text:style-name="Preformatted_20_Text">GNN<text:span text:style-name="T4">KR</text:span>AWQSLQSSWG<text:span text:style-name="T4">KR</text:span>SSSGDVSDPDIYMTGHFVPLVITDGTNTIDWDTFERLASGQSA</text:p>
      <text:p text:style-name="Preformatted_20_Text">QQQQQQPLQQQSQSGEDFDDLAGEPDVE<text:span text:style-name="T4">KR</text:span>AWKSMNVAWG<text:span text:style-name="T4">KRR</text:span>QAQGWNKFRGAWG<text:span text:style-name="T4">KR</text:span>EP</text:p>
      <text:p text:style-name="Preformatted_20_Text">TWNNLKGMWG<text:span text:style-name="T4">KR</text:span>DQWQKLHGGWG<text:span text:style-name="T4">KR</text:span>SQLPSN</text:p>
      <text:p text:style-name="Preformatted_20_Text"/>
      <text:p text:style-name="Preformatted_20_Text">&gt;DmelClean_AllatostatinC | Dmel9436</text:p>
      <text:p text:style-name="Preformatted_20_Text">MMKFVQILLCYGLLLTLFFALSEARPSGAETGPDSDGLDGQDAEDVRGAYGGGYDMPAQA</text:p>
      <text:p text:style-name="Preformatted_20_Text">IYPNIPMDRLQMLFAQYRPTSYSAYLRSPTYGNVNELYRLPES<text:span text:style-name="T4">KR</text:span>QVRYRQCYFNPISCF</text:p>
      <text:p text:style-name="P1">RK</text:p>
      <text:p text:style-name="Preformatted_20_Text">&gt;DmelClean_AllatostatinC | Dmel13714</text:p>
      <text:p text:style-name="Preformatted_20_Text">MHQPPGRQTA<text:span text:style-name="T4">RRRR</text:span>SCTSLAGKEGTPLCRTYHLPAMLIILLVLIQNFELHMCRQLMVYPG</text:p>
      <text:p text:style-name="Preformatted_20_Text">AD<text:span text:style-name="T4">KR</text:span>SPDKLLTIGGSAAGEVTLPEANTPADD<text:span text:style-name="T4">KR</text:span>AGGSRSAPSQPEEIFSAPADEGYDEYP</text:p>
      <text:p text:style-name="Preformatted_20_Text">MVVP<text:span text:style-name="T4">KR</text:span>AALLLDRLMVALHHALEQERSEQRIGEFFGDRNILSGKFGDSHNGMEHHQARED</text:p>
      <text:p text:style-name="Preformatted_20_Text">GMYSDDDAGTLLDYDFKDLNQINRATGETLMPKSFQ<text:span text:style-name="T4">RR</text:span>AGADRSGTSTHSGSPAGS<text:span text:style-name="T4">RR</text:span>IQ</text:p>
      <text:p text:style-name="Preformatted_20_Text">PSGSGGGRAYWRCYFNAVSCF</text:p>
      <text:p text:style-name="Preformatted_20_Text"/>
      <text:p text:style-name="Preformatted_20_Text">&gt;DmelClean_BursiconBeta | Dmel9254</text:p>
      <text:p text:style-name="Preformatted_20_Text"><text:span text:style-name="T2">MHVQELLFVAAILVPQCLRA</text:span>LRYSQGTGDENCETLKSEIHLIKEEFDELGRMQRTCNADV</text:p>
      <text:p text:style-name="Preformatted_20_Text">IVNKCEGLCNSQVQPSVITPTGFLKECYCCRESFLKEKVITLTHCYDPDGTRLTSPEMGS</text:p>
      <text:p text:style-name="Preformatted_20_Text">MDIRLREPTECKCFKCGDFTR</text:p>
      <text:p text:style-name="Preformatted_20_Text"/>
      <text:p text:style-name="Preformatted_20_Text">&gt;DmelClean_Bursicon | Dmel7883</text:p>
      <text:p text:style-name="Preformatted_20_Text"><text:span text:style-name="T2">MLRHLLRHENNKVFVLILLYCVLVSILKLCTAQ</text:span>PDSSVAATDNDITHLGDDCQVTPVIHV</text:p>
      <text:p text:style-name="Preformatted_20_Text">LQYPGCVPKPIPSFACVGRCASYIQVSGSKIWQMERSCMCCQESGEREAAVSLFCPKVKP</text:p>
      <text:p text:style-name="Preformatted_20_Text">GE<text:span text:style-name="T4">RK</text:span>F<text:span text:style-name="T4">KK</text:span>VLTKAPLECMCRPCTSIEESGIIPQEIAGYSDEGPLNNHF<text:span text:style-name="T4">RR</text:span>IALQ</text:p>
      <text:p text:style-name="Preformatted_20_Text"/>
      <text:p text:style-name="Preformatted_20_Text">&gt;DmelClean_capability | Dmel6699</text:p>
      <text:p text:style-name="Preformatted_20_Text"><text:span text:style-name="T2">MKSMLVHIVLVIFIIAEFSTA</text:span>ETDHDKN<text:span text:style-name="T4">RR</text:span>GANMGLYAFPRVGRSDPSLANSLRDGLEAG</text:p>
      <text:p text:style-name="Preformatted_20_Text">VLDGIYGDASQEDYNEADFQ<text:span text:style-name="T4">KK</text:span>ASGLVAFPRVGRGDAEL<text:span text:style-name="T4">RK</text:span>WAHLLALQQVLD<text:span text:style-name="T4">KR</text:span>TGPSA</text:p>
      <text:p text:style-name="Preformatted_20_Text">SSGLWFGPRLG<text:span text:style-name="T4">KR</text:span>SVDAKSFADISKGQKELN</text:p>
      <text:p text:style-name="Preformatted_20_Text"/>
      <text:p text:style-name="Preformatted_20_Text">&gt;DmelClean_CCAP | Dmel7809</text:p>
      <text:p text:style-name="Preformatted_20_Text"><text:span text:style-name="T2">MRTSMRISLRLLALLACAICSQA</text:span>SLERENNEGTNMANHKLSGVIQWKYE<text:span text:style-name="T4">KR</text:span>PFCNAFTGC</text:p>
      <text:p text:style-name="Preformatted_20_Text">G<text:span text:style-name="T4">RKR</text:span>TYPSYPPFSLF<text:span text:style-name="T4">KR</text:span>NEVEEKPYNNEYLSEGLSDLIDINAEPAVENVQKQIMSQAKIF</text:p>
      <text:p text:style-name="Preformatted_20_Text">EAIKEASKEIFRQKNKQKMLQNEKEMQQLEERESK</text:p>
      <text:p text:style-name="Preformatted_20_Text"/>
      <text:p text:style-name="Preformatted_20_Text">&gt;DmelClean_CCHamide1 | Dmel4197</text:p>
      <text:p text:style-name="Preformatted_20_Text"><text:span text:style-name="T2">MWYSKCSWTLVVLVALFALV</text:span>TGSCLEYGHSCWGAHG<text:span text:style-name="T4">KR</text:span>SGGKAVIDAKQHPLPNSYGLDS</text:p>
      <text:p text:style-name="Preformatted_20_Text">VVEQLYNNNNNNQNNQDDDNNDDDSNRNTNANSANNIPLAAPAIIS<text:span text:style-name="T4">RR</text:span>ESED<text:span text:style-name="T4">RR</text:span>IGGLKW</text:p>
      <text:p text:style-name="Preformatted_20_Text">AQLMRQHRYQLRQLQDQQQQGRGRGGQGQYDAAAESW<text:span text:style-name="T4">RK</text:span>LQQALQAQIDADNENYSGYEL</text:p>
      <text:p text:style-name="Preformatted_20_Text">TK</text:p>
      <text:p text:style-name="Preformatted_20_Text"/>
      <text:p text:style-name="Preformatted_20_Text">&gt;DmelClean_CChamide2 | Dmel6139</text:p>
      <text:p text:style-name="Preformatted_20_Text"><text:span text:style-name="T2">MKSTISLLLVVICTVVLA</text:span>AQQSQA<text:span text:style-name="T4">KK</text:span>GCQAYGHVCYGGHG<text:span text:style-name="T4">KR</text:span>SLSPGSGSGTGVGGGMGE</text:p>
      <text:p text:style-name="Preformatted_20_Text">AASGGQEPDYVRPNGLLPMMAPNEQVPLEGDFNDYPARQVLYKIMKSWFNRP<text:span text:style-name="T4">RR</text:span>PASRLG</text:p>
      <text:p text:style-name="Preformatted_20_Text">ELDYPLANSAELNGVN</text:p>
      <text:p text:style-name="Preformatted_20_Text"/>
      <text:p text:style-name="Preformatted_20_Text">&gt;DmelClean_CNMamide | Dmel12508</text:p>
      <text:p text:style-name="Preformatted_20_Text">MSALSAPTTCGCSPVHWAIVIVLLSVAIGPGDAMARPARNTQLLFSELLGGGNDDNNYYG</text:p>
      <text:p text:style-name="Preformatted_20_Text">DQLKYQQQQQQQQEQKQQRVPAFA<text:span text:style-name="T4">RK</text:span>WPSLRDLLLTVDYDDFGVTQESEEQVAPSSRLLA</text:p>
      <text:p text:style-name="Preformatted_20_Text">RLHRLGDNGGGEELRYNVVNELTNMPS<text:span text:style-name="T4">KK</text:span>VMPGHPLKDHNT<text:span text:style-name="T4">KK</text:span>NVQF<text:span text:style-name="T4">RK</text:span>QYMSPCHFKIC</text:p>
      <text:p text:style-name="Preformatted_20_Text">NMG<text:span text:style-name="T4">RKR</text:span>NAGFNSY</text:p>
      <text:p text:style-name="Preformatted_20_Text"/>
      <text:p text:style-name="Preformatted_20_Text">&gt;DmelClean_corazonin | Dmel3981</text:p>
      <text:p text:style-name="Preformatted_20_Text"><text:soft-page-break/><text:span text:style-name="T2">MLRLLLLPLFLFTLSMCMG</text:span>QTFQYSRGWTNG<text:span text:style-name="T4">KR</text:span>SFNAASPLLANGHLHRASELGLTDLYD</text:p>
      <text:p text:style-name="Preformatted_20_Text">LQDWSSD<text:span text:style-name="T4">RR</text:span>LERCLSQLQRSLIARNCVPGSDFNANRVDPDPENSAHPRLSNSNGENVLYS</text:p>
      <text:p text:style-name="Preformatted_20_Text">SANIPNRHRQSNELLEELSAAGGASAEPNVFGKH</text:p>
      <text:p text:style-name="Preformatted_20_Text"/>
      <text:p text:style-name="Preformatted_20_Text">&gt;DmelClean_DH31 | Dmel9661</text:p>
      <text:p text:style-name="Preformatted_20_Text"><text:span text:style-name="T2">MTNRCACFALAFLLFCLLAISSIEA</text:span>APMPSQSNGGYGGAGYNELEEVPDDLLMELMTRFG</text:p>
      <text:p text:style-name="Preformatted_20_Text">RTIIRARNDLENS<text:span text:style-name="T4">KR</text:span>TVDFGLARGYSGTQEAKHRMGLAAANFAGGPG<text:span text:style-name="T4">RRRR</text:span>SETDV</text:p>
      <text:p text:style-name="Preformatted_20_Text"/>
      <text:p text:style-name="Preformatted_20_Text">&gt;DmelClean_DH44 | Dmel8725</text:p>
      <text:p text:style-name="Preformatted_20_Text"><text:span text:style-name="T2">MMKATAWFCPVLLTLLCATRLVCT</text:span>AQRGAVGAGGAAGGSGAAAGGAEVGGSGRTNGYPLD</text:p>
      <text:p text:style-name="Preformatted_20_Text">YPDGTRNSQDDFLLA<text:span text:style-name="T4">KR</text:span>NKPSLSIVNPLDVLRQRLLLEIA<text:span text:style-name="T4">RR</text:span>QMKENSRQVELNRAILKN</text:p>
      <text:p text:style-name="Preformatted_20_Text">VG<text:span text:style-name="T4">KR</text:span>VVLRGGGGGGGSGAGGLAPKVS<text:span text:style-name="T4">RR</text:span>YRQQWPVERELERERQRERERERDAVREEQLD</text:p>
      <text:p text:style-name="Preformatted_20_Text">RQQLLPWKHFPSQLWSYGWALSPYKESSQLQFADSQQSASTGPQSQALPKQLQLLSYA<text:span text:style-name="T4">KK</text:span></text:p>
      <text:p text:style-name="Preformatted_20_Text">PLDVAGMSLARHRVSGNEANETNHENDDGNGASKNPARYVDDGDNEGEDSYNDVGTEGVG</text:p>
      <text:p text:style-name="Preformatted_20_Text">LGLGMGVGLGLERFEVLEDKPNWANEEPNELVVVNANDRVPWSFPYRFHKSQHNVN</text:p>
      <text:p text:style-name="Preformatted_20_Text"/>
      <text:p text:style-name="Preformatted_20_Text">&gt;DmelClean_Ecdysistriggeringhormone | Dmel12663</text:p>
      <text:p text:style-name="Preformatted_20_Text"><text:span text:style-name="T2">MRIITVLSVSLLVGLVAISQA</text:span>DDSSPGFFLKITKNVPRLG<text:span text:style-name="T4">KR</text:span>GENFAIKNLKTIPRIGRS</text:p>
      <text:p text:style-name="Preformatted_20_Text">EHSSVTPLLAWLWDLETSPS<text:span text:style-name="T4">KRR</text:span>LPAGESPAKEQELNVVQPVNSNTLLELLDNNAIPSEQ</text:p>
      <text:p text:style-name="Preformatted_20_Text">VKFVHWKDFDRALQADADLYSKVIQLG<text:span text:style-name="T4">RR</text:span>PDQHLKQTLSFGSFVPIFGDEQNPDFMMYKN</text:p>
      <text:p text:style-name="Preformatted_20_Text">NEDQELYGGGNRYDRQFLKYNIL</text:p>
      <text:p text:style-name="Preformatted_20_Text"/>
      <text:p text:style-name="Preformatted_20_Text">&gt;DmelClean_EclosionHormone | Dmel3664</text:p>
      <text:p text:style-name="Preformatted_20_Text"><text:span text:style-name="T2">MNCKPLILCTFVAVAMCLVHFGN</text:span>ALPAISHYTH<text:span text:style-name="T4">KR</text:span>FDSMGGIDFVQVCLNNCVQCKTMLG</text:p>
      <text:p text:style-name="Preformatted_20_Text">DYFQGQTCALSCLKFKGKAIPDCEDIASIAPFLNALE</text:p>
      <text:p text:style-name="Preformatted_20_Text"/>
      <text:p text:style-name="Preformatted_20_Text">&gt;DmelClean_FMRFamide | Dmel2853</text:p>
      <text:p text:style-name="Preformatted_20_Text"><text:span text:style-name="T2">MGIALMFLLALYQMQSAIHS</text:span>EIIDTPNYAGNSLQDADSEVSPSQDNDLVDALLGNDQTER</text:p>
      <text:p text:style-name="Preformatted_20_Text">AELEFRHPISVIGIDYSKNAVVLHFQKHG<text:span text:style-name="T4">RK</text:span>PRYKYDPELEA<text:span text:style-name="T4">KRR</text:span>SVQDNFMHFG<text:span text:style-name="T4">KR</text:span>QAE</text:p>
      <text:p text:style-name="Preformatted_20_Text">QLPPEGSYAGSDELEGMA<text:span text:style-name="T4">KR</text:span>AAMDRYGRDPKQDFMRFGRDPKQDFMRFGRDPKQDFMRFG</text:p>
      <text:p text:style-name="Preformatted_20_Text">RDPKQDFMRFGRDPKQDFMRFGRTPAEDFMRFGRTPAEDFMRFGRSDNFMRFGRSPHEEL</text:p>
      <text:p text:style-name="Preformatted_20_Text">RSPKQDFMRFGRPDNFMRFGRSAPQDFVRSGKMDSNFIRFGKSLKPAAPESKPVKSNQGN</text:p>
      <text:p text:style-name="Preformatted_20_Text">PGERSPVDKAMTELF<text:span text:style-name="T4">KK</text:span>QELQDQQVKNGAQATTTQDGSVEQDQFFGQ</text:p>
      <text:p text:style-name="Preformatted_20_Text"/>
      <text:p text:style-name="Preformatted_20_Text">&gt;DmelClean_GPA2 | Dmel651</text:p>
      <text:p text:style-name="Preformatted_20_Text"><text:span text:style-name="T2">MGSSQLLVLICCIPWLCDS</text:span>NSMGKDAWLRPGCHKVGNT<text:span text:style-name="T4">RK</text:span>ITIPDCVEFTITTNACRGFC</text:p>
      <text:p text:style-name="Preformatted_20_Text">ESFSVPSIPMMGSSLSVLFKPPKPVVSVGQCCNMMKSEEIQ<text:span text:style-name="T4">RR</text:span>VLCIEGIRNVTFNSALS</text:p>
      <text:p text:style-name="Preformatted_20_Text">CSCYHC<text:span text:style-name="T4">KK</text:span>D</text:p>
      <text:p text:style-name="Preformatted_20_Text"/>
      <text:p text:style-name="Preformatted_20_Text">&gt;DmelClean_GPB2 | Dmel4193</text:p>
      <text:p text:style-name="Preformatted_20_Text"><text:span text:style-name="T2">MLADSATLTLAIFVGTSVVLVSVSS</text:span>SSLSEIKPMNNGHIVTPLGCH<text:span text:style-name="T4">RR</text:span>VYTYKVTQSDLQ</text:p>
      <text:p text:style-name="Preformatted_20_Text">GHECWDYVSVWSCWGRCDSSEISDWKFPY<text:span text:style-name="T4">KR</text:span>SFHPVCVHAQRQLVVAILKNCHPKAEDSV</text:p>
      <text:p text:style-name="Preformatted_20_Text">SKYQYMEAVNCHCQTCSTQDTSCEAPANNEMAGGSRAIMVGADTKNLDY</text:p>
      <text:p text:style-name="Preformatted_20_Text"/>
      <text:p text:style-name="Preformatted_20_Text">&gt;DmelClean_Insulinlike | Dmel5116</text:p>
      <text:p text:style-name="Preformatted_20_Text">MMFRSVIPVLLFLIPLLLSAQAANSLRACGPALMDMLRVACPNGFNSMFA<text:span text:style-name="T4">KR</text:span>GTLGLFDY</text:p>
      <text:p text:style-name="Preformatted_20_Text">EDHLADLDSSESHHMNSLSSI<text:span text:style-name="T4">RR</text:span>DFRGVVDSCC<text:span text:style-name="T4">RK</text:span>SCSFSTLRAYCDS</text:p>
      <text:p text:style-name="Preformatted_20_Text">&gt;DmelClean_Insulinlike | Dmel11015</text:p>
      <text:p text:style-name="Preformatted_20_Text">MFSQHNGAAVHGLRLQSLLIAAMLTAAMAMVTPTGSGHQLLPPGNHKLCGPALSDAMDVV</text:p>
      <text:p text:style-name="Preformatted_20_Text">CPHGFNTLP<text:span text:style-name="T4">RKR</text:span>ESLLGNSDDDEDTEQEVQDDSSMWQTLDGAGYSFSPLLTNLYGSEVLI</text:p>
      <text:p text:style-name="Preformatted_20_Text">KM<text:span text:style-name="T4">RR</text:span>H<text:span text:style-name="T4">RR</text:span>HLTGGVYDECCVKTCSYLELAIYCLPK</text:p>
      <text:p text:style-name="Preformatted_20_Text">&gt;DmelClean_Insulinlike | Dmel11016</text:p>
      <text:p text:style-name="Preformatted_20_Text">MSKPLSFISMVAVILLASSTVKLAQGTLCSEKLNEVLSMVCEEYNPVIPH<text:span text:style-name="T4">KR</text:span>AMPGADSD</text:p>
      <text:p text:style-name="Preformatted_20_Text">LDALNPLQFVQEFEEEDNSISEPLRSALFPGSYLGGVLNSLAEV<text:span text:style-name="T4">RR</text:span>RTRQRQGIVERCCK</text:p>
      <text:p text:style-name="Preformatted_20_Text">KSCDMKALREYCSVVRN</text:p>
      <text:p text:style-name="Preformatted_20_Text">&gt;DmelClean_Insulinlike | Dmel11017</text:p>
      <text:p text:style-name="Preformatted_20_Text">MGIEMRCQD<text:span text:style-name="T4">RR</text:span>ILLPSLLLLILMIGGVQATMKLCG<text:span text:style-name="T4">RK</text:span>LPETLSKLCVYGFNAMT<text:span text:style-name="T4">KR</text:span>TLDP</text:p>
      <text:p text:style-name="Preformatted_20_Text">VNFNQIDGFEDRSLLERLLSDSSVQMLKT<text:span text:style-name="T4">RR</text:span>LRDGVFDECCLKSCTMDEVLRYCAAKPRT</text:p>
      <text:p text:style-name="Preformatted_20_Text">&gt;DmelClean_Insulinlike | Dmel11018</text:p>
      <text:p text:style-name="Preformatted_20_Text">MSLIRLGLALLLLLATVSQLLQPVQG<text:span text:style-name="T4">RRK</text:span>MCGEALIQALDVICVNGFT<text:span text:style-name="T4">RR</text:span>V<text:span text:style-name="T4">RR</text:span>SSASKDA</text:p>
      <text:p text:style-name="Preformatted_20_Text">RVRDLI<text:span text:style-name="T4">RK</text:span>LQQPDEDIEQETETGRLKQKHTDADTEKGVPPAVGSG<text:span text:style-name="T4">RK</text:span>L<text:span text:style-name="T4">RR</text:span>H<text:span text:style-name="T4">RR</text:span>RIAHECC</text:p>
      <text:p text:style-name="Preformatted_20_Text">KEGCTYDDILDYCA</text:p>
      <text:p text:style-name="Preformatted_20_Text">&gt;DmelClean_Insulinlike | Dmel13425</text:p>
      <text:p text:style-name="Preformatted_20_Text"><text:span text:style-name="T2">MTRMIIQNSGSWTLCGAVLLFVLPLIPTPEALQ</text:span>HTEEGLEMLFRERSQSDWENVWHQETH</text:p>
      <text:p text:style-name="Preformatted_20_Text"><text:soft-page-break/>SRCRDKLVRQLYWACEKDIYRLT<text:span text:style-name="T4">RR</text:span>N<text:span text:style-name="T4">KKR</text:span>TGNDEAWI<text:span text:style-name="T4">KK</text:span>TTTEPDGSTWLHVNYANMFLR</text:p>
      <text:p text:style-name="Preformatted_20_Text">S<text:span text:style-name="T4">RR</text:span>SDGNTPSISNECCTKAGCTWEEYAEYCPSN<text:span text:style-name="T4">KRR</text:span>NHY</text:p>
      <text:p text:style-name="Preformatted_20_Text"/>
      <text:p text:style-name="Preformatted_20_Text">&gt;DmelClean_ITP | Dmel3715</text:p>
      <text:p text:style-name="Preformatted_20_Text"><text:span text:style-name="T2">MCSRNIKISVVLFLVLIPIFA</text:span>ALPHNHNLS<text:span text:style-name="T4">KR</text:span>SNFFDLECKGIFNKTMFFRLDRICEDCY</text:p>
      <text:p text:style-name="Preformatted_20_Text">QLFRETSIHRLCKANCFVHETFGDCLKVLLIDDEEISQLQHYLKVINGSPYPFHKPIYH</text:p>
      <text:p text:style-name="Preformatted_20_Text"/>
      <text:p text:style-name="Preformatted_20_Text">&gt;DmelClean_Leucokinin | Dmel3471</text:p>
      <text:p text:style-name="Preformatted_20_Text"><text:span text:style-name="T2">MAKIVLCMVLLAFGRQVYG</text:span>ASLVPAPISEQDPELATCELQLSKY<text:span text:style-name="T4">RR</text:span>FILQAILSFEDVCD</text:p>
      <text:p text:style-name="Preformatted_20_Text">AYSSRPGGQDSDSEGWPFRHYAPPPTSQRGEIWAFFRLLMAQFGDKEFSPIIRDAVIERC</text:p>
      <text:p text:style-name="Preformatted_20_Text">RIKSQLQRDE<text:span text:style-name="T4">KR</text:span>NSVVLG<text:span text:style-name="T4">KK</text:span>QRFHSWGG<text:span text:style-name="T4">KR</text:span>SPEPPILPDY</text:p>
      <text:p text:style-name="Preformatted_20_Text"/>
      <text:p text:style-name="Preformatted_20_Text">&gt;DmelClean_myosupressin | Dmel3463</text:p>
      <text:p text:style-name="Preformatted_20_Text"><text:span text:style-name="T2">MSFAQFFVACCLAIVLLAVSNTRA</text:span>AVQGPPLCQSGIVEEMPPHI<text:span text:style-name="T4">RK</text:span>VCQALENSDQLTSA</text:p>
      <text:p text:style-name="Preformatted_20_Text">LKSYINNEASALVANSDDLLKNYN<text:span text:style-name="T4">KR</text:span>TDVDHVFLRFG<text:span text:style-name="T4">KRR</text:span></text:p>
      <text:p text:style-name="Preformatted_20_Text"/>
      <text:p text:style-name="Preformatted_20_Text">&gt;DmelClean_Natalisin | Dmel1970</text:p>
      <text:p text:style-name="Preformatted_20_Text"><text:span text:style-name="T2">MRLTLAWLSLCLAIYCGGGHG</text:span>HGNVVLSLPPSLIATATKAALSHQRQQKQQQQHQ<text:span text:style-name="T4">KK</text:span>DAR</text:p>
      <text:p text:style-name="Preformatted_20_Text">VLFDSPADALRDMMHNGNGNGNGPMDSGKFSLSDVEQPAAQRSEDFNRNAYDLGARQSAP</text:p>
      <text:p text:style-name="Preformatted_20_Text">QEIAMGMELGMGLGLGPNNYRTTPPHRYWGQRCQGRSGGSGTSKCPQEYYRTMLAARNKE</text:p>
      <text:p text:style-name="Preformatted_20_Text">ALSRLHMQLSSMQDSDSGASSSSDSEEEHVDDEEQSNNEVFMLLTGEQDLMKFLHWAMQV</text:p>
      <text:p text:style-name="Preformatted_20_Text">LYPIERPLGNLSDGAAENYYPGMFLW<text:span text:style-name="T4">KK</text:span>LNLSGHLEPPLIVDEPQYVLV<text:span text:style-name="T4">RR</text:span>EKLFDGYQF</text:p>
      <text:p text:style-name="Preformatted_20_Text">GEDMSKENDPFIPPRG<text:span text:style-name="T4">RK</text:span>HSGSLDLDALMNRYEPFVPNRG<text:span text:style-name="T4">KR</text:span>DKVKDLFKYDDLFYPHRG</text:p>
      <text:p text:style-name="Preformatted_20_Text"><text:span text:style-name="T4">KK</text:span>HRNLFQVDDPFFATRG<text:span text:style-name="T4">KK</text:span>LQLRDLYNADDPFVPNRG<text:span text:style-name="T4">KR</text:span>HLTASAGKLGETMAGGGKWP</text:p>
      <text:p text:style-name="Preformatted_20_Text">DDSNNYWPLRMSTHKINGYDQSVRPSLSVEDAAASLASWRLPANRLHSTRSMSADLRQQL</text:p>
      <text:p text:style-name="Preformatted_20_Text">LLPHVRFIGNPNMRQQQQQQQQHQVKTSSWQAEERL<text:span text:style-name="T4">RR</text:span>SILAPGESNDAHETQLTLSHPA</text:p>
      <text:p text:style-name="Preformatted_20_Text">NPHLVTDTDNLNI</text:p>
      <text:p text:style-name="Preformatted_20_Text"/>
      <text:p text:style-name="Preformatted_20_Text">&gt;DmelClean_NeuropeptideF | Dmel8198</text:p>
      <text:p text:style-name="Preformatted_20_Text"><text:span text:style-name="T2">MCQTMRCILVACVALALLAAGCRVEA</text:span>SNSRPP<text:span text:style-name="T4">RK</text:span>NDVNTMADAYKFLQDLDTYYGDRARV</text:p>
      <text:p text:style-name="Preformatted_20_Text">RFG<text:span text:style-name="T4">KR</text:span>GSLMDILRNHEMDNINLGKNANNGGEFARGFNEEEIF</text:p>
      <text:p text:style-name="Preformatted_20_Text"/>
      <text:p text:style-name="Preformatted_20_Text">&gt;DmelClean_NUCB1 | Dmel3292</text:p>
      <text:p text:style-name="Preformatted_20_Text">MGKQNSKLKPEVLEDLKQNTEFTDAEIQEWYKGFLKDCPSGHLSVEEF<text:span text:style-name="T4">KK</text:span>IYGNFFPYGD</text:p>
      <text:p text:style-name="Preformatted_20_Text">ASKFAEHVFRTFDANGDGTIDFREFLCALSVTSRGKLEQKLKWAFSMYDLDGNGYISRQE</text:p>
      <text:p text:style-name="Preformatted_20_Text">MLEIVTAIYKMVGSVMKMPEDESTPE<text:span text:style-name="T4">KR</text:span>TDKIFRQMDRNKDGKLSLEEFIEGAKSDPSIV</text:p>
      <text:p text:style-name="Preformatted_20_Text">RLLQCDPQSH</text:p>
      <text:p text:style-name="Preformatted_20_Text">&gt;DmelClean_NUCB1 | Dmel7517</text:p>
      <text:p text:style-name="Preformatted_20_Text">MASPPESPIEEVVYELEHTRVPKPIPVALEDLCRQTKFTKQEIRVMYRGFKTECPEGVVH</text:p>
      <text:p text:style-name="Preformatted_20_Text">EDCFKDIYAKFFPHGNSSLYAHYVFKAFDVNCNGAISFRDLLVTLSTLLRGSVYERLRWT</text:p>
      <text:p text:style-name="Preformatted_20_Text">FKLYDLNGDGRISRGELSEIILAIHELMG<text:span text:style-name="T4">RR</text:span>PHQPEDD<text:span text:style-name="T4">RK</text:span>ARDQVDRVF<text:span text:style-name="T4">RK</text:span>LDLNQDGII</text:p>
      <text:p text:style-name="Preformatted_20_Text">TIEEFLEACLKDDLVTRSLQMFDNDLXXQEGELEPGLRNSRTIISLIDL</text:p>
      <text:p text:style-name="Preformatted_20_Text">&gt;DmelClean_NUCB1 | Dmel11523</text:p>
      <text:p text:style-name="Preformatted_20_Text">MVQNVALLGLALIAISASIVALPVTQN<text:span text:style-name="T4">KK</text:span>DHKEAAESSTPATADVETALEYERYLREVVE</text:p>
      <text:p text:style-name="Preformatted_20_Text">ALEADPEF<text:span text:style-name="T4">RKK</text:span>LDKAPEADIRSGKIAQELDYVNHHVRTKLDEI<text:span text:style-name="T4">KRR</text:span>EVERLRELANQAYE</text:p>
      <text:p text:style-name="Preformatted_20_Text">LSNDID<text:span text:style-name="T4">RK</text:span>HLKVSQHLDHDNEHTFEIEDL<text:span text:style-name="T4">RK</text:span>LIQKTSDDLAEAD<text:span text:style-name="T4">RKRR</text:span>GEFKEYEMQKEF</text:p>
      <text:p text:style-name="Preformatted_20_Text">EREAQ<text:span text:style-name="T4">KK</text:span>EMDEES<text:span text:style-name="T4">RKK</text:span>FETELKEKEEKHKDHEKLHHPGNKAQLEDVWEKQDHMDKNDFDP</text:p>
      <text:p text:style-name="Preformatted_20_Text">KTFFSIHDVDSNGYWDEAEVKALFVKELDKVYQSDLPEDDMRERAEEMERMREHYFQETD</text:p>
      <text:p text:style-name="Preformatted_20_Text">MNHDGLISIDEFMVQTNKEEFQKDPEWETIDRQQQYTHEEYLEYE<text:span text:style-name="T4">RR</text:span>RQEEVQRLIAQGQ</text:p>
      <text:p text:style-name="Preformatted_20_Text">LPPHPNMPQGYYAAPPPGGVAYQQAPPGAQLHYQHPDQVHAQQQQQYAQQQQQYAQQYQQ</text:p>
      <text:p text:style-name="Preformatted_20_Text">QQYGNGQQPVQLQPNQVYQHAGQIPQQQQPVYQNQPVYQQQQPVYQQQQPVQQQQKPVQQ</text:p>
      <text:p text:style-name="Preformatted_20_Text">PVQQQQQPVQQQQQPVQQQQQTVQQQQPVQQQQQTVQQQQPVQQQQQTAQQQPVAQQQIH</text:p>
      <text:p text:style-name="Preformatted_20_Text">NQSPPPVLNQQVPVQQQQKQHQESLNQQH</text:p>
      <text:p text:style-name="Preformatted_20_Text">&gt;DmelClean_NUCB1 | Dmel11661</text:p>
      <text:p text:style-name="Preformatted_20_Text">MGCLSSKDRLTKEDMEFLKTHTRYDEATIKEWYKGFKQDCPNGRLTPAKFVDMYKMFFPS</text:p>
      <text:p text:style-name="Preformatted_20_Text">GNAEEFCDHVFRTFDMDKNGYIDFKEFLLAIDVTSSGTPEEKLKWAFRMYDVDGNGVIDI</text:p>
      <text:p text:style-name="Preformatted_20_Text">QEMTKIVQAIYDMLGACSSNRPADSAEERAKNIFAKMDENNDGQLTQDEFLKGCLQDEEL</text:p>
      <text:p text:style-name="Preformatted_20_Text">SKMLAP</text:p>
      <text:p text:style-name="Preformatted_20_Text"/>
      <text:p text:style-name="Preformatted_20_Text">&gt;DmelClean_OrcokininA | Dmel12751</text:p>
      <text:p text:style-name="Preformatted_20_Text"><text:span text:style-name="T2">MNLYVLLAVVSVFLNFIHA</text:span>APGVDISNDELLDGKYLCEAGS<text:span text:style-name="T4">KK</text:span>YDGPFIVRLISAANGQT</text:p>
      <text:p text:style-name="Preformatted_20_Text">VVCYECSQSEFKTKYSVKQCAAGKIGSGHHRDLVPYLVRMDPLYKDTWSSKL<text:span text:style-name="T4">KR</text:span>NFDEID</text:p>
      <text:p text:style-name="Preformatted_20_Text">KASASFSILNQLV</text:p>
      <text:p text:style-name="Preformatted_20_Text"/>
      <text:p text:style-name="Preformatted_20_Text"><text:soft-page-break/>&gt;DmelClean_PDF | Dmel2661</text:p>
      <text:p text:style-name="Preformatted_20_Text"><text:span text:style-name="T2">MARYTYLVALVLLAICCQWGYCGA</text:span>MAMPDEERYV<text:span text:style-name="T4">RK</text:span>EYNRDLLDWFNNVGVGQFSPGQVA</text:p>
      <text:p text:style-name="Preformatted_20_Text">TLCRYPLILENSLGPSVPI<text:span text:style-name="T4">RKR</text:span>NSELINSLLSLPKNMNDAGK</text:p>
      <text:p text:style-name="Preformatted_20_Text"/>
      <text:p text:style-name="Preformatted_20_Text">&gt;DmelClean_Phoenixin | Dmel660</text:p>
      <text:p text:style-name="Preformatted_20_Text">MAVLRGWRFVGFVSCIVGAVGLTLYPVIVDPMVNTEKYKTLQEYSKI<text:span text:style-name="T4">KR</text:span>DELQHI<text:span text:style-name="T4">KR</text:span>Q</text:p>
      <text:p text:style-name="Preformatted_20_Text"/>
      <text:p text:style-name="Preformatted_20_Text">&gt;DmelClean_Proctolin | Dmel9730</text:p>
      <text:p text:style-name="Preformatted_20_Text"><text:span text:style-name="T2">MGVPRSHGTGIGCGSGHRWLLVWMTVLLLVVPPHLVDG</text:span>RYLPTRSHGDDLDKLRELMLQI</text:p>
      <text:p text:style-name="Preformatted_20_Text">LELSNEDPQQQQQQQQQQQHPQLRLHNEATGGSSSSSNINNPRVSNGNSNAAWLQKLSAM</text:p>
      <text:p text:style-name="Preformatted_20_Text">GALDELGGDGARFGPNYGRY</text:p>
      <text:p text:style-name="Preformatted_20_Text"/>
      <text:p text:style-name="Preformatted_20_Text">&gt;DmelClean_Prothoracicotropichormone | Dmel3873</text:p>
      <text:p text:style-name="Preformatted_20_Text">MKSQSELAIVLTWLAVLGTAQDDADYCAELSTQSLAKILGQAFNPRYMSIDPPGEPEEKS</text:p>
      <text:p text:style-name="Preformatted_20_Text">YHLGY<text:span text:style-name="T4">KR</text:span>SSYELPFYADSDAISVSHFPAWETNHFALVE<text:span text:style-name="T4">KK</text:span>KEAPRSKSLRTRSAFMDRVG</text:p>
      <text:p text:style-name="Preformatted_20_Text">HPRIDGFKQRPWECSSKINWIDLGLNYFPRYIRSIECIA<text:span text:style-name="T4">RK</text:span>CWYDHFNCKPKSFTIKVLR</text:p>
      <text:p text:style-name="Preformatted_20_Text"><text:span text:style-name="T4">RK</text:span>TGSCIRINDKLILITAEKFENDYTQLWIWEEIAVNFCCECVMLY</text:p>
      <text:p text:style-name="Preformatted_20_Text"/>
      <text:p text:style-name="Preformatted_20_Text">&gt;DmelClean_Prothoracicotropichormone | Dmel13757</text:p>
      <text:p text:style-name="Preformatted_20_Text">MDIKVWRLLGQSC<text:span text:style-name="T4">RR</text:span>STALVRHRSSMMPWLPISIMAMALLSLTNKGIASQYASDEGLDEM</text:p>
      <text:p text:style-name="Preformatted_20_Text">VGLRSLEHRAEEQQPDRSTSKMLSALFGFSPSTPHPTEMAMVMPHQLPPMYYNDFYEDLV</text:p>
      <text:p text:style-name="Preformatted_20_Text">TT<text:span text:style-name="T4">KR</text:span>NDVHSAGCDCKVTNELVDLGGLHFPRFLMNAVCESGAGRDLAKCSHGSNCRPLEYK</text:p>
      <text:p text:style-name="Preformatted_20_Text">VKVLAQTSQSDHPYSWMNKDQPWQFKTVTVTAGCFCTK</text:p>
      <text:p text:style-name="Preformatted_20_Text"/>
      <text:p text:style-name="Preformatted_20_Text">&gt;DmelClean_RYamideLuqin | Dmel2009</text:p>
      <text:p text:style-name="Preformatted_20_Text"><text:span text:style-name="T2">MNECVNKLLHLKFLFYFIL</text:span>GIQ<text:span text:style-name="T4">KR</text:span>PVFFVASRYGRSTTYDESLKS<text:span text:style-name="T4">RR</text:span>IFIVPRNEHFFLG</text:p>
      <text:p text:style-name="Preformatted_20_Text">SRYG<text:span text:style-name="T4">KR</text:span>SGKYLCLSREINKLIV<text:span text:style-name="T4">RKR</text:span>LRNNDKERTPTLSFITKHFLMRNT</text:p>
      <text:p text:style-name="Preformatted_20_Text"/>
      <text:p text:style-name="Preformatted_20_Text">&gt;DmelClean_SIFamide | Dmel4360</text:p>
      <text:p text:style-name="Preformatted_20_Text"><text:span text:style-name="T2">MALRFTLTLLLVTILVAAILLGSSEA</text:span>AY<text:span text:style-name="T4">RK</text:span>PPFNGSIFG<text:span text:style-name="T4">KR</text:span>NSLDYDSAKMSAVCEVAME</text:p>
      <text:p text:style-name="Preformatted_20_Text">ACPMWFPQNDSK</text:p>
      <text:p text:style-name="Preformatted_20_Text"/>
      <text:p text:style-name="Preformatted_20_Text">&gt;DmelClean_sNPF | Dmel9022</text:p>
      <text:p text:style-name="Preformatted_20_Text"><text:span text:style-name="T2">MFHL</text:span><text:span text:style-name="T4">KR</text:span><text:span text:style-name="T2">ELSQGCALALICLVSLQMQQPAQA</text:span>EVSSAQGTPLSNLYDNLLQREYAGPVVFPN</text:p>
      <text:p text:style-name="Preformatted_20_Text">HQVE<text:span text:style-name="T4">RK</text:span>AQRSPSLRLRFGRSDPDMLNSIVE<text:span text:style-name="T4">KR</text:span>WFGDVNQKPIRSPSLRLRFG<text:span text:style-name="T4">RR</text:span>DPSLPQ</text:p>
      <text:p text:style-name="Preformatted_20_Text">M<text:span text:style-name="T4">RR</text:span>TAYDDLLERELTLNSQQQQQQLGTEPDSDLGADYDGLYERVV<text:span text:style-name="T4">RK</text:span>PQRLRWGRSVPQF</text:p>
      <text:p text:style-name="Preformatted_20_Text">EANNADNEQIERSQWYNSLLNSDKM<text:span text:style-name="T4">RR</text:span>MLVALQQQYEIPENVASYANDEDTDTDLNNDTS</text:p>
      <text:p text:style-name="Preformatted_20_Text">EFQREV<text:span text:style-name="T4">RK</text:span>PMRLRWGRSTGKAPSEQKHTPEETSSIPPKTQN</text:p>
      <text:p text:style-name="Preformatted_20_Text"/>
      <text:p text:style-name="Preformatted_20_Text">&gt;DmelClean_Sulfakinin | Dmel2817</text:p>
      <text:p text:style-name="Preformatted_20_Text"><text:span text:style-name="T2">MGPRSCTHFATLFMPLWALAFCFLVVLPIPAQT</text:span>TSLQNAKDD<text:span text:style-name="T4">RR</text:span>LQELESKIGGEIDQPI</text:p>
      <text:p text:style-name="Preformatted_20_Text">ANLVGPSFSLFGD<text:span text:style-name="T4">RR</text:span>NQKTMSFG<text:span text:style-name="T4">RR</text:span>VPLISRPIIPIELDLLMDNDDERTKA<text:span text:style-name="T4">KR</text:span>FDDYGHM</text:p>
      <text:p text:style-name="Preformatted_20_Text">RFG<text:span text:style-name="T4">KR</text:span>GGDDQFDDYGHMRFGR</text:p>
      <text:p text:style-name="Preformatted_20_Text"/>
      <text:p text:style-name="Preformatted_20_Text">&gt;DmelClean_Tachykinin | Dmel8553</text:p>
      <text:p text:style-name="Preformatted_20_Text"><text:span text:style-name="T2">MRPLSGLIALALLLLLLLTAPSSA</text:span>ADTETESSGSPLTPGAEEP<text:span text:style-name="T4">RR</text:span>VV<text:span text:style-name="T4">KR</text:span>APTSSFIGMRG</text:p>
      <text:p text:style-name="Preformatted_20_Text"><text:span text:style-name="T4">KK</text:span>DEEHDTSEGNWLGSGPDPLDYADEEADSSYAENG<text:span text:style-name="T4">RR</text:span>L<text:span text:style-name="T4">KK</text:span>APLAFVGLRG<text:span text:style-name="T4">KK</text:span>FIPINNR</text:p>
      <text:p text:style-name="Preformatted_20_Text">LSDVLQSLEEERLRDSLLQDFFDRVAGRDGSAVG<text:span text:style-name="T4">KR</text:span>APTGFTGMRG<text:span text:style-name="T4">KR</text:span>PALLAGDDDAEA</text:p>
      <text:p text:style-name="Preformatted_20_Text">DEATELQQ<text:span text:style-name="T4">KR</text:span>APVNSFVGMRG<text:span text:style-name="T4">KK</text:span>DVSHQHY<text:span text:style-name="T4">KR</text:span>AALSDSYDLRGKQQRFADFNSKFVAVRG</text:p>
      <text:p text:style-name="Preformatted_20_Text"><text:span text:style-name="T4">KK</text:span>SDLEGNGVGIGDDHEQALVHPWLYLWGE<text:span text:style-name="T4">KR</text:span>APNGFLGMRG<text:span text:style-name="T4">KR</text:span>PALFE</text:p>
      <text:p text:style-name="Preformatted_20_Text"/>
      <text:p text:style-name="Preformatted_20_Text">&gt;DmelClean_Trissin | Dmel4230</text:p>
      <text:p text:style-name="Preformatted_20_Text"><text:span text:style-name="T1">MTKTTMHWLAHFQIILLCIWLMCPPSSQA</text:span>IKCDTCGKECASACGTKHFRTCCFNYL<text:span text:style-name="T4">RKR</text:span>S</text:p>
      <text:p text:style-name="Preformatted_20_Text">DPDALRQSSN<text:span text:style-name="T4">RR</text:span>LIDFILLQGRALFTQELRE<text:span text:style-name="T4">RR</text:span>HNGTLMDLGLNTYYP</text:p>
      <text:p text:style-name="Preformatted_20_Text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8:12:49.020168139</dc:date>
    <meta:editing-duration>PT2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209" meta:word-count="303" meta:character-count="9937" meta:non-whitespace-character-count="9843"/>
  </office:meta>
</office:document-meta>
</file>